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automatic-styles>
    <style:style style:name="P1" style:family="paragraph" style:parent-style-name="List_20_Paragraph" style:list-style-name="WWNum1">
      <style:text-properties style:font-name="Calibri" officeooo:paragraph-rsid="00101a73" style:font-name-complex="Calibri1"/>
    </style:style>
    <style:style style:name="P2" style:family="paragraph" style:parent-style-name="Standard">
      <style:text-properties style:font-name="Calibri" officeooo:paragraph-rsid="00101a73" style:font-name-complex="Calibri1"/>
    </style:style>
    <style:style style:name="P3" style:family="paragraph" style:parent-style-name="Standard">
      <style:text-properties style:font-name="Calibri" fo:font-weight="bold" officeooo:paragraph-rsid="00101a73" style:font-weight-asian="bold" style:font-name-complex="Calibri1"/>
    </style:style>
    <style:style style:name="P4" style:family="paragraph" style:parent-style-name="Standard">
      <style:text-properties officeooo:paragraph-rsid="00101a73"/>
    </style:style>
    <style:style style:name="T1" style:family="text">
      <style:text-properties style:font-name="Calibri" style:font-name-complex="Calibri1"/>
    </style:style>
    <style:style style:name="T2" style:family="text">
      <style:text-properties style:font-name="Calibri" fo:font-weight="bold" style:font-weight-asian="bold" style:font-name-complex="Calibri1"/>
    </style:style>
    <style:style style:name="T3" style:family="text">
      <style:text-properties style:font-name="Calibri" fo:font-size="11pt" fo:font-style="italic" style:font-size-asian="11pt" style:font-style-asian="italic" style:font-name-complex="Calibri1"/>
    </style:style>
    <style:style style:name="T4" style:family="text">
      <style:text-properties style:font-name="Calibri" fo:font-style="italic" style:font-style-asian="italic" style:font-name-complex="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loext:marker-style-name="T1"><text:span text:style-name="T1">Recalling December Nights from the Years of My School Life…</text:span></text:p>
      <text:p text:style-name="P4" loext:marker-style-name="T1"><text:span text:style-name="T1">I was so mad about Sonal. I never had any idea of why I used feel so much for her. What I was longing for? Was it actually her? I would be alone in my room, doing my own things. Chachi would carp me every time she’d get a chance. Chachaji was an equal sinner. That man is not clean! I wish to tell everybody but I never knew why I kept shut about it. I was longing for peace, I was longing for peace of mind, I was longing for someone who could understand me and not for that bitch actually. Amma has always been acting like a dumb idiot, or she actually is an idiot. She was never supportive; rather she used to catalyze the situations against me. </text:span></text:p>
      <text:p text:style-name="P4" loext:marker-style-name="T1"><text:span text:style-name="T1">I still wonder why I have been all this bullshit over these years, what I was born for actually? I don’t deserve this hatred, this sickness! </text:span></text:p>
      <text:p text:style-name="P2" loext:marker-style-name="T1"/>
      <text:list text:style-name="WWNum1">
        <text:list-item>
          <text:p text:style-name="P1" loext:marker-style-name="T1"/>
        </text:list-item>
      </text:list>
      <text:p text:style-name="P4" loext:marker-style-name="T1"><text:span text:style-name="T1">When plastic TT ball would dent or be pushed inside from the surface, the ball could be brought back into shape b simply boiling it with water. It is simple physics; air inside the ball expands on heating and in turn, brings back the ball into shape.</text:span></text:p>
      <text:p text:style-name="P2" loext:marker-style-name="T1"/>
      <text:p text:style-name="P4" loext:marker-style-name="T1"><text:span text:style-name="T1">One evening, I was out in TT basement to play with Sonal, Dimpi, Srishti and the regular crowd. It happened that the ball which we were using got squeezed and gouge appeared on it. I had to get it right and that too very fast so as not to waste a second of the evening. I told them to just wait and I ran back to home with the ball in hurry. I went to the kitchen, turned on the gas and put the ball in a small bowl of water on the gas. It didn’t work as fast as I wanted it to be. So, using my self-developed experimentation techniques, I added some cooking oil to the boiling water. I thought maybe as the oil would heat up, it would retain its temperature; it was totally a result of incomplete knowledge of thermodynamics and physics. I was able to get this far as amma was in her room with babaji and chachi was outside for taking rounds. Then suddenly chachi came from behind and lashed out a slap on my face. That slap was one of the most; give me an adjective, whatever of all time. The hand had perfectly spanned on my cheek, and I questioned and explained, ‘what was that for, I was just correcting the ball’. She talked of the cooking oil being so expensive, but the mistake wasn’t worth I got, seriously it wasn’t. I told her that it is simple science and that I only learnt it at school, it was in defense, like a pussy just drowned in tub.</text:span></text:p>
      <text:p text:style-name="P4" loext:marker-style-name="T1"><text:span text:style-name="T1">The ball hadn’t got its shape back, rather as I only watched it boil all the time, when I took it in hand, instead of a dent, there was an uneven bulge in the place. It was an evening worth remembering for several reasons.</text:span></text:p>
      <text:p text:style-name="P2" loext:marker-style-name="T1"/>
      <text:list text:continue-numbering="true" text:style-name="WWNum1">
        <text:list-item>
          <text:p text:style-name="P1" loext:marker-style-name="T1"/>
        </text:list-item>
      </text:list>
      <text:p text:style-name="P3" loext:marker-style-name="T2"/>
      <text:p text:style-name="P4" loext:marker-style-name="T2"><text:span text:style-name="T2">&lt;Incomplete&gt;</text:span></text:p>
      <text:p text:style-name="P4" loext:marker-style-name="T3"><text:span text:style-name="T3">I had treated them- the girls- in the evening, when I went out to play TT around 1830, that was the time when Sonal and Dimpi would usually come, I, before going to the TT room with them, took the two and Srishti outside for a little treat. The ice-cream vendor just outside the society gate would also keep chips and other snacks, so that was it. We went there, and I treated them…/</text:span></text:p>
      <text:p text:style-name="P4" loext:marker-style-name="T3"><text:span text:style-name="T3">(But no money for the boys; I wore the white t-shirt (with red star on it, the American Tee) and silky greenish-grey synthetic shirt over it. Ghost had come after late; fat-whore had planned for dinner outside and then cancelled the plans as well)</text:span></text:p>
      <text:p text:style-name="P4" loext:marker-style-name="T1"><text:span text:style-name="T1"><text:s/></text:span></text:p>
      <text:p text:style-name="P4" loext:marker-style-name="T1"><text:soft-page-break/><text:span text:style-name="T2">18 December 2007</text:span><text:span text:style-name="T1"> was Tuesday, meaning school was open on my sixteenth birthday. I wasn’t very excited for myself, but more about the thoughts of spending a ‘festive’ evening with Sonal. I wanted to live it off in the company of Sonal. Excitation was for the evening, and going to school made a very good time-pass. Chachi had wished me for my sixteenth birthday right in the morning at the time of going to school; she had caught me in the drawing room. I was heading for milk after finishing dressing up. She loves to celebrate, whatever occasion be it. She had emphasized more on the fact that it was my sixteenth birthday, just as it was supposed to be.</text:span></text:p>
      <text:p text:style-name="P4" loext:marker-style-name="T1"><text:span text:style-name="T1">There was a strong and important reason why I wasn’t excited for the school even on birthday; it was because I was not really too much into any group, or had made any close friends, I had friends, but no one as BFF-types. It takes money to celebrate birthday, and treat friends. I almost never ate at canteen, then how could have I given treat to my friends. It was not in my mind to give treat to anyone, money always matters. I wanted to keep the day just as any other usual day, I didn’t even have the idea that some people in the class knew of my birthday that day. It was Naveen, Shubham (KAINTHOLA), Anindya, Mayank, Anurag, Sidhant, and just these guys from the last benches of the first three rows. The last and fourth row next to the windows constituted of the boys all of whom had the looks of nerd-types. It was after second period. We had three periods before break, starting from 0820, each of forty minutes, before which morning assembly used to take place. It was a fine morning, and around 1000, a December (winters) morning is at its best. The news had come all of a sudden, and though one or two people had wished me in the morning. I was seeing more boys coming and wishing me at this moment when I was sitting at the back in the first row. Anurag was my closest friend in the class; he used to go after ROHIT KANT, more than choosing me many-a-times. He must have learned from the social networking site ‘Orkut’, so should my other Orkut friends. On the board there used to be a chart with birthday dates of everybody on it, if it was fine, meaning still there on the bulletin board of the class, then it must have been the source of the information. The important thing was that the news spread around. These guys came over to my desk to wish me for the birthday, they were pulling me out my desk to do lift-ups and give birthday bumps, but then Naveen directed the crowd and also asked me nicely come to the spacious front and take what they were giving, birthday bumps. They gave me lift-ups a number of times. </text:span></text:p>
      <text:p text:style-name="P2" loext:marker-style-name="T1"/>
      <text:list text:continue-numbering="true" text:style-name="WWNum1">
        <text:list-item>
          <text:p text:style-name="P1" loext:marker-style-name="T1"/>
        </text:list-item>
      </text:list>
      <text:p text:style-name="P4" loext:marker-style-name="T1"><text:span text:style-name="T1">I was in eleventh, year 2007. It was in December. I had taken my mp3 player to school. We used to have eight periods from zero to seven. It was second period after break, the fifth period. I had gone to that commerce section where most of the notorious students of the school had gone. I wanted to meet Sarthak Goel. He was a friend of mine, actually just an acquaintance because of being my classmate for like 6 years (from fifth to tenth). I had to collect my math register from him. The class was empty when I got there, just the bags. I had to get my notebook because math period was coming next. I knew where he generally used to sit. I went to the end of the class, in the left corner. I checked the things kept there on the tables in vicinity, none of them gave any clue of Sarthak’s seat. I started searching bags and then some students came. It was Loveneesh and his friend. Both were from this class. He blamed me for stealing from bags and then demanded to check my pockets. He was a three-year dropper. He was notorious for ruffling up many kids, not just at school but in his street and neighboring colonies as well. I had once confronted with him in ninth class. I was frail, physically imperfect (I had height shorter than normal), and shy-type. I was under-confident in speech, actions, and everything. I was scared that he should not ruffle me up. I obediently let him run hands into my blazer and pant pockets. He took the mp3 from my inside breast pocket of the blazer. I also had money which he claimed to be was stolen. After I insisted, he returned the money but took the mp3. </text:span><text:span text:style-name="T4">(I never </text:span><text:soft-page-break/><text:span text:style-name="T4">related this incident and the incident when Kshitiz Malik had robbed me off my phone W300i in October 2009. The way the snatcher had got to my phone in the pretentious act of asking me the time; here also Loveneesh had the access to my mp3 player on the pretentious act of checking me for anything stolen.) </text:span><text:span text:style-name="T1">I made unreasonable demands for returning me my music player. He asked where the head-girl Shreya Dhar had class. Of course, I knew her. She was my class from fifth to eighth. We had joined the school in the same year 2001 (fifth class), but in eight years she went onto becoming the head-girl and I went onto becoming nobody-forever. We went to her class, the lecture was going on, and Loveneesh told me to go in and call Shreya outside. He said he would let me take the mp3 player back from her. Actually, taking electronic items to school was an offence. As a head-girl I could not imagine her doing justice with me. Rather, far as I had known her, she was going to take me to teacher as well, maybe she could have got me on ground begging for help and then returned it but I never dealt my respect like this. I refused; he said that in that case I would have to collect it straight from the vice-principal, Ms. Dogra. She was famous for her strictness; she was once a high school English teacher. I had an awe from English teachers whole my school life. I was adamant about my choice to confront the vice-principal instead of laughed-at by contemporary students. He took me the vice-principal. This person had some post in the discipline committee, so he was in some way also liable to do that. The principal heard to both of our part of stories and then she told us to disperse, and said she would only return the mp3 to my parents whom I would have to get to school for this purpose. She told me to come back after the classes are over. </text:span></text:p>
      <text:p text:style-name="P4" loext:marker-style-name="T1"><text:span text:style-name="T1">I had nobody to get to school; I could not have ever expected anyone from home to do me that favor, or any kind of favor truly speaking. I went to the Ms. Dogra office after 2pm and waited until she returned after half-an-hour. Her PA was such a horrible woman, big glasses, dark complexion, clearly visible facial, and body hair. She used to wear salwar-kameez of some tone matching her darker skin color, making her appearance even dull and boring, she thin, and rude. I had nothing to do with the PA; she was working on the computer deep inside the vice principal’s office. When ma’am came, she repeated the same thing that my parents would come, and then she would return it, or else principal sir would destroy my gadget just as he had destroyed the mobile phones of some students’ right in front of their parents to avoid any case against the school. She kept me begging for little mercy, she walked me this way to the ground floor where she separated her way to walk out after telling me to collect it form the principal. I had no options left but to meet the principal now. I walked to the reception that was where the principal had his private life-size room. I was about to talk to the receptionist for letting me see the principal but then a peon came to me and said vice principal was calling me outside in the parking. She returned me my mp3 outside her car. I wanted to thank her for the pity she showed. As I said sorry for today’s act, I also went to telling her that my parents live in ‘Tri Nagar’. She heard ‘Sri Nagar’ and questioned about it. I corrected her, and told whom I live with. I told her that my parents were ‘illiterate’. I had used the wrong word. She asked me what do they do, and after knowing more about them, she said ‘uneducated’ and ‘illiterate’ are hell different words. </text:span></text:p>
      <text:p text:style-name="P4" loext:marker-style-name="T1"><text:span text:style-name="T1">I came back home taking the longer path so as to see Sonal outside society gate so as to see her step down from her school bus. The timing was perfect. I was ecstatic about getting my mp3 back and then meeting Sonal (even for a moment) was like icing-on-the-cake. </text:span></text:p>
      <text:p text:style-name="P2" loext:marker-style-name="T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top="0cm" fo:margin-bottom="0cm" style:contextual-spacing="true"/>
    </style:style>
    <style:style style:name="ListLabel_20_1" style:display-name="ListLabel 1" style:family="text">
      <style:text-propertie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8T19:27:51.566523489</meta:creation-date>
    <dc:date>2024-01-28T19:27:57.508199582</dc:date>
    <meta:editing-duration>PT6S</meta:editing-duration>
    <meta:editing-cycles>1</meta:editing-cycles>
    <meta:document-statistic meta:table-count="0" meta:image-count="0" meta:object-count="0" meta:page-count="3" meta:paragraph-count="18" meta:word-count="2189" meta:character-count="11542" meta:non-whitespace-character-count="9363"/>
    <meta:generator>LibreOffice/7.6.3.2$Linux_X86_64 LibreOffice_project/29d686fea9f6705b262d369fede658f824154cc0</meta:generator>
  </office:meta>
</office:document-meta>
</file>